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910" officeooo:paragraph-rsid="000fd910"/>
    </style:style>
    <style:style style:name="P2" style:family="paragraph" style:parent-style-name="Standard">
      <style:text-properties officeooo:rsid="00111d19" officeooo:paragraph-rsid="00111d19"/>
    </style:style>
    <style:style style:name="P3" style:family="paragraph" style:parent-style-name="Standard">
      <style:text-properties officeooo:rsid="0011e8d3" officeooo:paragraph-rsid="0011e8d3"/>
    </style:style>
    <style:style style:name="P4" style:family="paragraph" style:parent-style-name="Standard">
      <style:text-properties officeooo:rsid="001329e6" officeooo:paragraph-rsid="00132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off Resources </text:p>
      <text:p text:style-name="P1">1http://wiki.ros.org/catkin/Tutorials/create_a_workspace</text:p>
      <text:p text:style-name="P1">2http://wiki.ros.org/ROS/Tutorials/CreatingPackage</text:p>
      <text:p text:style-name="P2">3http://wiki.ros.org/ROS/Tutorials/WritingPublisherSubscriber%28python%29</text:p>
      <text:p text:style-name="P3">4http://wiki.ros.org/ROS/Tutorials/ExaminingPublisherSubscriber</text:p>
      <text:p text:style-name="P4">5http://wiki.ros.org/ROS/Tutorials/WritingServiceClient%28python%29 on http://wiki.ros.org/ROS/Tutorials/CreatingMsgAndSrv#Creating_a_srv</text:p>
      <text:p text:style-name="P4">last command echo int64 n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6:35:01.759894148</meta:creation-date>
    <dc:date>2017-02-14T18:05:56.891451573</dc:date>
    <meta:editing-duration>PT1H15M4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5" meta:character-count="429" meta:non-whitespace-character-count="420"/>
  </office:meta>
</office:document-meta>
</file>